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  <style:style style:name="P2" style:family="paragraph" style:parent-style-name="Standard">
      <style:text-properties style:font-name="Courier New" fo:font-size="11pt" fo:font-weight="bold" officeooo:rsid="001a47fb" officeooo:paragraph-rsid="001a7246" fo:background-color="#ff6d6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ourier New" fo:font-size="11pt" fo:font-weight="bold" officeooo:rsid="001a47fb" officeooo:paragraph-rsid="001a47fb" fo:background-color="#ff6d6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ourier New" fo:font-size="11pt" fo:font-weight="bold" officeooo:rsid="001a47fb" officeooo:paragraph-rsid="001a47fb" fo:background-color="#ff6d6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ourier New" fo:font-size="11pt" fo:font-weight="bold" officeooo:rsid="001a47fb" officeooo:paragraph-rsid="001b6db1" fo:background-color="#ff6d6d" style:font-size-asian="11pt" style:font-weight-asian="bold" style:font-size-complex="11pt" style:font-weight-complex="bold"/>
    </style:style>
    <style:style style:name="T1" style:family="text">
      <style:text-properties officeooo:rsid="001a7246"/>
    </style:style>
    <style:style style:name="T2" style:family="text">
      <style:text-properties fo:font-weight="bold" fo:background-color="#729fcf" loext:char-shading-value="0" style:font-weight-asian="bold" style:font-weight-complex="bold"/>
    </style:style>
    <style:style style:name="T3" style:family="text">
      <style:text-properties fo:font-weight="bold" officeooo:rsid="001aa349" fo:background-color="#729fcf" loext:char-shading-value="0" style:font-weight-asian="bold" style:font-weight-complex="bold"/>
    </style:style>
    <style:style style:name="T4" style:family="text">
      <style:text-properties officeooo:rsid="001b6d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*</text:p>
      <text:p text:style-name="P5"><text:span text:style-name="T4">Errori: </text:span></text:p>
      <text:p text:style-name="P5"><text:span text:style-name="T4">-Sbagliato il nome delle classi per errore di distrazione: </text:span></text:p>
      <text:p text:style-name="P5"><text:span text:style-name="T4">mentre portavo gli esercizi dai loro file singoli, chaiamti correttamente come la classe, al file con tutti e tre gli esercizi uniti mi sono scordato</text:span></text:p>
      <text:p text:style-name="P5"><text:span text:style-name="T4">di cambiarne il nome</text:span></text:p>
      <text:p text:style-name="P5"/>
      <text:p text:style-name="P3">-<text:span text:style-name="T4">Mancato un ‘\n’</text:span></text:p>
      <text:p text:style-name="P3">*/</text:p>
      <text:p text:style-name="P3"/>
      <text:p text:style-name="P3">//class SecondoTardiani{</text:p>
      <text:p text:style-name="P1">class <text:span text:style-name="T2">Secondo</text:span>{</text:p>
      <text:p text:style-name="P1"><text:tab/>public static void main(String args[]){</text:p>
      <text:p text:style-name="P1"><text:tab/><text:tab/>if(args.length == 0){</text:p>
      <text:p text:style-name="P1"><text:tab/><text:tab/><text:tab/>System.out.print("Non ci sono argomeni.");</text:p>
      <text:p text:style-name="P1"><text:tab/><text:tab/><text:tab/>return;</text:p>
      <text:p text:style-name="P1"><text:tab/><text:tab/>}</text:p>
      <text:p text:style-name="P1"><text:tab/><text:tab/>System.out.print("Ci sono " + args.length + " argomenti: ");</text:p>
      <text:p text:style-name="P1"><text:tab/><text:tab/>for(int i=0; i&lt;args.length; i++){</text:p>
      <text:p text:style-name="P1"><text:tab/><text:tab/><text:tab/>System.out.print(args[i] + " ");</text:p>
      <text:p text:style-name="P1"><text:tab/><text:tab/>}</text:p>
      <text:p text:style-name="P1"><text:tab/><text:tab/>return;</text:p>
      <text:p text:style-name="P1"><text:tab/>}</text:p>
      <text:p text:style-name="P1">}</text:p>
      <text:p text:style-name="P1"/>
      <text:p text:style-name="P1"/>
      <text:p text:style-name="P1"/>
      <text:p text:style-name="P1"/>
      <text:p text:style-name="P3">//class TerzoTardiani{</text:p>
      <text:p text:style-name="P1">class <text:span text:style-name="T2">Terzo</text:span>{</text:p>
      <text:p text:style-name="P1"><text:tab/>public static void main(String args[]){</text:p>
      <text:p text:style-name="P1"><text:tab/><text:tab/>int m[][] = new int [10][10];</text:p>
      <text:p text:style-name="P1"><text:tab/><text:tab/>int ctr=0;</text:p>
      <text:p text:style-name="P1"><text:tab/><text:tab/></text:p>
      <text:p text:style-name="P1"><text:tab/><text:tab/>for(int i=0; i&lt;10; i++){</text:p>
      <text:p text:style-name="P1"><text:tab/><text:tab/><text:tab/>for(int j=0; j&lt;10; j++){</text:p>
      <text:p text:style-name="P1"><text:tab/><text:tab/><text:tab/><text:tab/>ctr++;</text:p>
      <text:p text:style-name="P1"><text:tab/><text:tab/><text:tab/><text:tab/>m[j][i]=ctr;</text:p>
      <text:p text:style-name="P1"><text:tab/><text:tab/><text:tab/>}</text:p>
      <text:p text:style-name="P1"><text:tab/><text:tab/>}</text:p>
      <text:p text:style-name="P1"><text:tab/><text:tab/></text:p>
      <text:p text:style-name="P1"><text:tab/><text:tab/>for(int i=0; i&lt;10; i++){</text:p>
      <text:p text:style-name="P1"><text:tab/><text:tab/><text:tab/>for(int j=0; j&lt;10; j++){</text:p>
      <text:p text:style-name="P1"><text:tab/><text:tab/><text:tab/><text:tab/>System.out.format("%4d",m[i][j]);</text:p>
      <text:p text:style-name="P1"><text:tab/><text:tab/><text:tab/>}</text:p>
      <text:p text:style-name="P1"><text:tab/><text:tab/><text:tab/>System.out.print("\n");</text:p>
      <text:p text:style-name="P1"><text:tab/><text:tab/>}</text:p>
      <text:p text:style-name="P1"><text:tab/><text:tab/>return;</text:p>
      <text:p text:style-name="P1"><text:tab/>}</text:p>
      <text:p text:style-name="P1">}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//class <text:span text:style-name="T1">QuartoTardiani</text:span>{</text:p>
      <text:p text:style-name="P1">class <text:span text:style-name="T2">Quarto</text:span>{</text:p>
      <text:p text:style-name="P1"><text:tab/>public static void main(String args[]){</text:p>
      <text:p text:style-name="P1"><text:tab/><text:tab/>int v[] = new int [args.length];</text:p>
      <text:p text:style-name="P1"><text:tab/><text:tab/>int sum=0;</text:p>
      <text:p text:style-name="P1"><text:tab/><text:tab/></text:p>
      <text:p text:style-name="P1"><text:tab/><text:tab/>if(args.length &lt;=1){</text:p>
      <text:p text:style-name="P1"><text:tab/><text:tab/><text:tab/>System.out.print("Inserire almeno due valori.");</text:p>
      <text:p text:style-name="P1"><text:tab/><text:tab/><text:tab/>return;</text:p>
      <text:p text:style-name="P1"><text:tab/><text:tab/>}</text:p>
      <text:p text:style-name="P1"><text:tab/><text:tab/></text:p>
      <text:p text:style-name="P1"><text:tab/><text:tab/>try{</text:p>
      <text:p text:style-name="P1"><text:tab/><text:tab/><text:tab/>for(int i=0; i&lt;args.length; i++){</text:p>
      <text:p text:style-name="P1"><text:tab/><text:tab/><text:tab/><text:tab/>v[i]=Integer.valueOf(args[i]).intValue();</text:p>
      <text:p text:style-name="P1"><text:tab/><text:tab/><text:tab/><text:tab/>sum=sum+v[i];</text:p>
      <text:p text:style-name="P1"><text:tab/><text:tab/><text:tab/>}</text:p>
      <text:p text:style-name="P1"><text:tab/><text:tab/>}catch(Exception e){</text:p>
      <text:p text:style-name="P1"><text:tab/><text:tab/><text:tab/>System.out.print("Inserire solo numeri.");</text:p>
      <text:p text:style-name="P1"><text:tab/><text:tab/><text:tab/>return;</text:p>
      <text:p text:style-name="P1"><text:tab/><text:tab/>}</text:p>
      <text:p text:style-name="P1"><text:tab/><text:tab/></text:p>
      <text:p text:style-name="P1"><text:tab/><text:tab/>for(int i=0; i&lt;args.length; i++){</text:p>
      <text:p text:style-name="P1"><text:tab/><text:tab/><text:tab/>System.out.format("%4d",v[i]);</text:p>
      <text:p text:style-name="P1"><text:tab/><text:tab/>}</text:p>
      <text:p text:style-name="P1"><text:tab/><text:tab/>System.out.print("<text:span text:style-name="T3">\n</text:span>Somma: " + sum);</text:p>
      <text:p text:style-name="P1"><text:tab/><text:tab/>return;</text:p>
      <text:p text:style-name="P1"><text:tab/>}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09:26:04.047000000</meta:creation-date>
    <dc:date>2022-10-24T11:14:44.203000000</dc:date>
    <meta:editing-duration>PT11M50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71" meta:word-count="180" meta:character-count="1427" meta:non-whitespace-character-count="1182"/>
  </office:meta>
</office:document-meta>
</file>